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9f4" officeooo:paragraph-rsid="000e39f4"/>
    </style:style>
    <style:style style:name="P2" style:family="paragraph" style:parent-style-name="Standard">
      <style:text-properties officeooo:rsid="001000cd" officeooo:paragraph-rsid="001000cd"/>
    </style:style>
    <style:style style:name="P3" style:family="paragraph" style:parent-style-name="Standard">
      <style:text-properties officeooo:rsid="00108484" officeooo:paragraph-rsid="00108484"/>
    </style:style>
    <style:style style:name="P4" style:family="paragraph" style:parent-style-name="Standard" style:list-style-name="L3">
      <style:text-properties officeooo:paragraph-rsid="00108484"/>
    </style:style>
    <style:style style:name="P5" style:family="paragraph" style:parent-style-name="Standard" style:list-style-name="L4">
      <style:text-properties officeooo:paragraph-rsid="0010848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39f4" officeooo:paragraph-rsid="000e39f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5fa12" officeooo:paragraph-rsid="0015fa12" style:font-weight-asian="bold" style:font-weight-complex="bold"/>
    </style:style>
    <style:style style:name="P8" style:family="paragraph" style:parent-style-name="Standard" style:list-style-name="L4">
      <style:text-properties officeooo:rsid="001190be" officeooo:paragraph-rsid="001190be"/>
    </style:style>
    <style:style style:name="P9" style:family="paragraph" style:parent-style-name="Standard">
      <style:text-properties officeooo:rsid="001190be" officeooo:paragraph-rsid="001190be"/>
    </style:style>
    <style:style style:name="P10" style:family="paragraph" style:parent-style-name="Standard" style:list-style-name="L4">
      <style:text-properties officeooo:rsid="0012f19d" officeooo:paragraph-rsid="0012f19d"/>
    </style:style>
    <style:style style:name="T1" style:family="text">
      <style:text-properties officeooo:rsid="000e39f4"/>
    </style:style>
    <style:style style:name="T2" style:family="text">
      <style:text-properties officeooo:rsid="00146f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STORIES</text:p>
      <text:p text:style-name="P6">An App to inspire and inform about vegetarian diet.</text:p>
      <text:p text:style-name="P1"/>
      <text:p text:style-name="P1">1. Landing Page</text:p>
      <text:p text:style-name="P1"/>
      <text:list xml:id="list4037149340" text:style-name="L3">
        <text:list-item>
          <text:p text:style-name="P4"><text:span text:style-name="T1">User sees interesting information about benefit of vegetarian diet.</text:span></text:p>
          <text:p text:style-name="P4"/>
        </text:list-item>
        <text:list-item>
          <text:p text:style-name="P4"><text:span text:style-name="T1">User sees what the app can do for her and selects an option</text:span></text:p>
          <text:p text:style-name="P4"/>
          <text:list>
            <text:list-item>
              <text:p text:style-name="P4"><text:span text:style-name="T1">User chooses the 'I want to cook' option -------&gt; User is shown Second page with search box A.</text:span></text:p>
              <text:p text:style-name="P4"/>
            </text:list-item>
            <text:list-item>
              <text:p text:style-name="P4"><text:span text:style-name="T1">User chooses the 'I want to dine out ' option -----------&gt; User is shown Second page with search box B</text:span></text:p>
            </text:list-item>
          </text:list>
        </text:list-item>
      </text:list>
      <text:p text:style-name="P3"/>
      <text:p text:style-name="P3"/>
      <text:p text:style-name="P2">2. Second Page</text:p>
      <text:p text:style-name="P2"/>
      <text:list xml:id="list3688375795" text:style-name="L4">
        <text:list-item>
          <text:p text:style-name="P5"><text:span text:style-name="T1">search box A <text:s/>-User enters keyword(s) to look for a vegetarian recipe ....................&gt;User sees a list of recipes.</text:span></text:p>
          <text:p text:style-name="P5"/>
        </text:list-item>
        <text:list-item>
          <text:p text:style-name="P5"><text:span text:style-name="T1">search box B -User enters "city" to look for veg-friendly restaurants ------------&gt; Users sees list of restaurants</text:span></text:p>
          <text:p text:style-name="P5"/>
        </text:list-item>
        <text:list-item>
          <text:p text:style-name="P8">User can click on links in the list to navigate to the correspon<text:span text:style-name="T2">d</text:span>ing pages.</text:p>
        </text:list-item>
      </text:list>
      <text:p text:style-name="P9"/>
      <text:list xml:id="list160645365368574" text:continue-numbering="true" text:style-name="L4">
        <text:list-item>
          <text:p text:style-name="P10">User enters invalid entry <text:s/><text:span text:style-name="T2">in search box </text:span>and sees "<text:span text:style-name="T2">0 results" message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9S</meta:editing-duration>
    <meta:editing-cycles>11</meta:editing-cycles>
    <meta:generator>LibreOffice/5.4.1.2$Windows_x86 LibreOffice_project/ea7cb86e6eeb2bf3a5af73a8f7777ac570321527</meta:generator>
    <dc:date>2018-01-25T16:06:44.692000000</dc:date>
    <meta:document-statistic meta:table-count="0" meta:image-count="0" meta:object-count="0" meta:page-count="1" meta:paragraph-count="17" meta:word-count="154" meta:character-count="805" meta:non-whitespace-character-count="677"/>
    <meta:user-defined meta:name="Info 1"/>
    <meta:user-defined meta:name="Info 2"/>
    <meta:user-defined meta:name="Info 3"/>
    <meta:user-defined meta:name="Info 4"/>
  </office:meta>
</office:document-meta>
</file>